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9a9b"/>
    </style:style>
    <style:style style:name="T1" style:family="text">
      <style:text-properties officeooo:rsid="00139a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<text:span text:style-name="T1">apport de projet PH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ptiste </meta:initial-creator>
    <meta:creation-date>2014-10-28T14:25:07.917942062</meta:creation-date>
    <dc:date>2014-10-28T14:28:28.969946729</dc:date>
    <dc:creator>Baptiste </dc:creator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4.2.6.3$Linux_X86_64 LibreOffice_project/420m0$Build-3</meta:generator>
  </office:meta>
</office:document-meta>
</file>